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16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f10d0c" fo:border="0.06pt solid #000000"/>
    </style:style>
    <style:style style:name="ce4" style:family="table-cell" style:parent-style-name="Default">
      <style:table-cell-properties fo:background-color="#5eb91e" fo:border="0.06pt solid #000000"/>
    </style:style>
    <style:style style:name="ce5" style:family="table-cell" style:parent-style-name="Default">
      <style:table-cell-properties fo:background-color="#81d41a" fo:border="0.06pt solid #000000"/>
    </style:style>
    <style:style style:name="ce6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126">
      <style:table-cell-properties fo:background-color="#ffff00" fo:border="0.06pt solid #000000"/>
    </style:style>
    <style:style style:name="ce9" style:family="table-cell" style:parent-style-name="Default" style:data-style-name="N126">
      <style:table-cell-properties fo:background-color="#729fcf" fo:border="0.06pt solid #000000"/>
    </style:style>
    <style:style style:name="ce10" style:family="table-cell" style:parent-style-name="Default" style:data-style-name="N126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126">
      <style:table-cell-properties fo:background-color="#5eb91e" style:text-align-source="fix" style:repeat-content="false" fo:border="0.06pt solid #000000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126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126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26">
      <style:table-cell-properties fo:background-color="#5eb91e" style:text-align-source="fix" style:repeat-content="false" fo:border="0.06pt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8"/>
        <table:table-column table:style-name="co1" table:number-columns-repeated="2" table:default-cell-style-name="ce8"/>
        <table:table-row table:style-name="ro1">
          <table:table-cell office:value-type="string" calcext:value-type="string">
            <text:p>Langkah</text:p>
          </table:table-cell>
          <table:table-cell/>
          <table:table-cell office:value-type="string" calcext:value-type="string">
            <text:p>Informasi</text:p>
          </table:table-cell>
          <table:table-cell office:value-type="string" calcext:value-type="string">
            <text:p>Jumlah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Tidak</text:p>
          </table:table-cell>
          <table:table-cell table:style-name="ce1" office:value-type="string" calcext:value-type="string">
            <text:p>Entropy</text:p>
          </table:table-cell>
          <table:table-cell table:style-name="ce1" office:value-type="string" calcext:value-type="string">
            <text:p>Si/S*Entropy</text:p>
          </table:table-cell>
          <table:table-cell table:style-name="ce1" office:value-type="string" calcext:value-type="string">
            <text:p>G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 Data :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(-1*([.E2]/[.D2])*LOG([.E2]/[.D2];2))+(-1*([.F2]/[.D2])*LOG([.F2]/[.D2];2))" office:value-type="float" office:value="0.91829583405449" calcext:value-type="float">
            <text:p>0.9183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Kognitif</text:p>
          </table:table-cell>
          <table:table-cell office:value-type="string" calcext:value-type="string">
            <text:p>Bagu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-1*([.E3]/[.D3])*LOG([.E3]/[.D3];2))+(-1*([.F3]/[.D3])*LOG([.F3]/[.D3];2))" office:value-type="float" office:value="0.954434002924965" calcext:value-type="float">
            <text:p>0.9544</text:p>
          </table:table-cell>
          <table:table-cell table:formula="of:=[.D3]/[.$D$2]*[.G3]" office:value-type="float" office:value="0.424192890188873" calcext:value-type="float">
            <text:p>0.4242</text:p>
          </table:table-cell>
          <table:table-cell table:style-name="ce10" table:formula="of:=[.$G$2]-SUM([.H3:.H4])" office:value-type="float" office:value="0.233549836316016" calcext:value-type="float" table:number-columns-spanned="1" table:number-rows-spanned="2">
            <text:p>0.2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ngat Bagu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-1*([.E4]/[.D4])*LOG([.E4]/[.D4];2))+(-1*([.F4]/[.D4])*LOG([.F4]/[.D4];2))" office:value-type="float" office:value="0.468995593589281" calcext:value-type="float">
            <text:p>0.4690</text:p>
          </table:table-cell>
          <table:table-cell table:formula="of:=[.D4]/[.$D$2]*[.G4]" office:value-type="float" office:value="0.260553107549601" calcext:value-type="float">
            <text:p>0.2606</text:p>
          </table:table-cell>
          <table:covered-table-cell table:style-name="ce10" table:formula="of:=[.$G$2]-SUM([.H4:.H5])" office:value-type="float" office:value="0.657742726504889" calcext:value-type="float">
            <text:p>0.6577</text:p>
          </table:covered-table-cell>
        </table:table-row>
        <table:table-row table:style-name="ro1">
          <table:table-cell/>
          <table:table-cell table:style-name="ce4" office:value-type="string" calcext:value-type="string">
            <text:p>Afekti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formula="of:=[.D5]/[.$D$2]*[.G5]" office:value-type="float" office:value="0" calcext:value-type="float">
            <text:p>0.0000</text:p>
          </table:table-cell>
          <table:table-cell table:style-name="ce11" table:formula="of:=[.G2]-SUM([.H5:.H7])" office:value-type="float" office:value="0.428689778926327" calcext:value-type="float" table:number-columns-spanned="1" table:number-rows-spanned="3">
            <text:p>0.42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(-1*([.E6]/[.D6])*LOG([.E6]/[.D6];2))+(-1*([.F6]/[.D6])*LOG([.F6]/[.D6];2))" office:value-type="float" office:value="0.881290899230693" calcext:value-type="float">
            <text:p>0.8813</text:p>
          </table:table-cell>
          <table:table-cell table:formula="of:=[.D6]/[.$D$2]*[.G6]" office:value-type="float" office:value="0.489606055128163" calcext:value-type="float">
            <text:p>0.4896</text:p>
          </table:table-cell>
          <table:covered-table-cell table:style-name="ce10" table:formula="of:=[.$G$2]-SUM([.H6:.H7])" office:value-type="float" office:value="0.428689778926327" calcext:value-type="float">
            <text:p>0.4287</text:p>
          </table:covered-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[.D7]/[.$D$2]*[.G7]" office:value-type="float" office:value="0" calcext:value-type="float">
            <text:p>0.0000</text:p>
          </table:table-cell>
          <table:covered-table-cell table:style-name="ce10" table:formula="of:=[.$G$2]-SUM([.H7:.H8])" office:value-type="float" office:value="0.91829583405449" calcext:value-type="float">
            <text:p>0.9183</text:p>
          </table:covered-table-cell>
        </table:table-row>
        <table:table-row table:style-name="ro1">
          <table:table-cell/>
          <table:table-cell office:value-type="string" calcext:value-type="string">
            <text:p>Psikomotorik</text:p>
          </table:table-cell>
          <table:table-cell office:value-type="string" calcext:value-type="string">
            <text:p>Sangat Bai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formula="of:=[.D8]/[.$D$2]*[.G8]" office:value-type="float" office:value="0" calcext:value-type="float">
            <text:p>0.0000</text:p>
          </table:table-cell>
          <table:table-cell table:style-name="ce10" table:formula="of:=[.G2]-SUM([.H8:.H9])" office:value-type="float" office:value="0.310832927040794" calcext:value-type="float" table:number-columns-spanned="1" table:number-rows-spanned="2">
            <text:p>0.3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ik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(-1*([.E9]/[.D9])*LOG([.E9]/[.D9];2))+(-1*([.F9]/[.D9])*LOG([.F9]/[.D9];2))" office:value-type="float" office:value="0.994030211476956" calcext:value-type="float">
            <text:p>0.9940</text:p>
          </table:table-cell>
          <table:table-cell table:formula="of:=[.D9]/[.$D$2]*[.G9]" office:value-type="float" office:value="0.607462907013696" calcext:value-type="float">
            <text:p>0.6075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raujian</text:p>
          </table:table-cell>
          <table:table-cell office:value-type="string" calcext:value-type="string">
            <text:p>Renda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-1*([.E10]/[.D10])*LOG([.E10]/[.D10];2))+(-1*([.F10]/[.D10])*LOG([.F10]/[.D10];2))" office:value-type="float" office:value="1" calcext:value-type="float">
            <text:p>1.0000</text:p>
          </table:table-cell>
          <table:table-cell table:formula="of:=[.D10]/[.$D$2]*[.G10]" office:value-type="float" office:value="0.222222222222222" calcext:value-type="float">
            <text:p>0.2222</text:p>
          </table:table-cell>
          <table:table-cell table:style-name="ce10" table:formula="of:=[.G2]-SUM([.H10:.H12])" office:value-type="float" office:value="0.0261835290465197" calcext:value-type="float" table:number-columns-spanned="1" table:number-rows-spanned="3">
            <text:p>0.02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ku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(-1*([.E11]/[.D11])*LOG([.E11]/[.D11];2))+(-1*([.F11]/[.D11])*LOG([.F11]/[.D11];2))" office:value-type="float" office:value="0.881290899230693" calcext:value-type="float">
            <text:p>0.8813</text:p>
          </table:table-cell>
          <table:table-cell table:formula="of:=[.D11]/[.$D$2]*[.G11]" office:value-type="float" office:value="0.489606055128163" calcext:value-type="float">
            <text:p>0.4896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Tingg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-1*([.E12]/[.D12])*LOG([.E12]/[.D12];2))+(-1*([.F12]/[.D12])*LOG([.F12]/[.D12];2))" office:value-type="float" office:value="0.811278124459133" calcext:value-type="float">
            <text:p>0.8113</text:p>
          </table:table-cell>
          <table:table-cell table:formula="of:=[.D12]/[.$D$2]*[.G12]" office:value-type="float" office:value="0.180284027657585" calcext:value-type="float">
            <text:p>0.1803</text:p>
          </table:table-cell>
          <table:covered-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fektif A</text:p>
          </table:table-cell>
          <table:table-cell table:style-name="ce6" office:value-type="string" calcext:value-type="string" table:number-columns-spanned="7" table:number-rows-spanned="1">
            <text:p>Tidak perlu proses <text:s/>karena semua afektif A sudah “Ya”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2" office:value-type="string" calcext:value-type="string">
            <text:p>Afektif C</text:p>
          </table:table-cell>
          <table:table-cell table:style-name="ce6" office:value-type="string" calcext:value-type="string" table:number-columns-spanned="7" table:number-rows-spanned="1">
            <text:p>Tidak perlu proses <text:s/>karena semua afektif C sudah “Tidak”</text:p>
          </table:table-cell>
          <table:covered-table-cell table:number-columns-repeated="6" table:style-name="ce2"/>
        </table:table-row>
        <table:table-row table:style-name="ro1">
          <table:table-cell table:style-name="ce2"/>
          <table:table-cell table:style-name="ce2" office:value-type="string" calcext:value-type="string">
            <text:p>Afektif B :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9" table:formula="of:=(-1*([.E15]/[.D15])*LOG([.E15]/[.D15];2))+(-1*([.F15]/[.D15])*LOG([.F15]/[.D15];2))" office:value-type="float" office:value="0.881290899230693" calcext:value-type="float">
            <text:p>0.8813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Kognitif</text:p>
          </table:table-cell>
          <table:table-cell table:style-name="ce2" office:value-type="string" calcext:value-type="string">
            <text:p>Bagu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9" table:formula="of:=(-1*([.E16]/[.D16])*LOG([.E16]/[.D16];2))+(-1*([.F16]/[.D16])*LOG([.F16]/[.D16];2))" office:value-type="float" office:value="1" calcext:value-type="float">
            <text:p>1.0000</text:p>
          </table:table-cell>
          <table:table-cell table:style-name="ce9" table:formula="of:=[.D16]/[.$D$15]*[.G16]" office:value-type="float" office:value="0.6" calcext:value-type="float">
            <text:p>0.6000</text:p>
          </table:table-cell>
          <table:table-cell table:style-name="ce12" table:formula="of:=[.G15]-SUM([.H16:.H17])" office:value-type="float" office:value="0.281290899230693" calcext:value-type="float" table:number-columns-spanned="1" table:number-rows-spanned="2">
            <text:p>0.2813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angat Bagu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.0000</text:p>
          </table:table-cell>
          <table:table-cell table:style-name="ce9" table:formula="of:=[.D17]/[.$D$15]*[.G17]" office:value-type="float" office:value="0" calcext:value-type="float">
            <text:p>0.0000</text:p>
          </table:table-cell>
          <table:covered-table-cell table:style-name="ce9"/>
        </table:table-row>
        <table:table-row table:style-name="ro1">
          <table:table-cell table:style-name="ce2"/>
          <table:table-cell table:style-name="ce5" office:value-type="string" calcext:value-type="string">
            <text:p>Psikomotorik</text:p>
          </table:table-cell>
          <table:table-cell table:style-name="ce2" office:value-type="string" calcext:value-type="string">
            <text:p>Sangat Baik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.0000</text:p>
          </table:table-cell>
          <table:table-cell table:style-name="ce9" table:formula="of:=[.D18]/[.$D$15]*[.G18]" office:value-type="float" office:value="0" calcext:value-type="float">
            <text:p>0.0000</text:p>
          </table:table-cell>
          <table:table-cell table:style-name="ce13" table:formula="of:=[.G15]-SUM([.H18:.H19])" office:value-type="float" office:value="0.395815602003358" calcext:value-type="float" table:number-columns-spanned="1" table:number-rows-spanned="2">
            <text:p>0.3958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ai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9" table:formula="of:=(-1*([.E19]/[.D19])*LOG([.E19]/[.D19];2))+(-1*([.F19]/[.D19])*LOG([.F19]/[.D19];2))" office:value-type="float" office:value="0.970950594454668" calcext:value-type="float">
            <text:p>0.9710</text:p>
          </table:table-cell>
          <table:table-cell table:style-name="ce9" table:formula="of:=[.D19]/[.$D$15]*[.G19]" office:value-type="float" office:value="0.485475297227334" calcext:value-type="float">
            <text:p>0.4855</text:p>
          </table:table-cell>
          <table:covered-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Praujian</text:p>
          </table:table-cell>
          <table:table-cell table:style-name="ce2" office:value-type="string" calcext:value-type="string">
            <text:p>Renda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(-1*([.E20]/[.D20])*LOG([.E20]/[.D20];2))+(-1*([.F20]/[.D20])*LOG([.F20]/[.D20];2))" office:value-type="float" office:value="0.91829583405449" calcext:value-type="float">
            <text:p>0.9183</text:p>
          </table:table-cell>
          <table:table-cell table:style-name="ce9" table:formula="of:=[.D20]/[.$D$15]*[.G20]" office:value-type="float" office:value="0.275488750216347" calcext:value-type="float">
            <text:p>0.2755</text:p>
          </table:table-cell>
          <table:table-cell table:style-name="ce12" table:formula="of:=[.G15]-SUM([.H20:.H22])" office:value-type="float" office:value="0.205802149014346" calcext:value-type="float">
            <text:p>0.2058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ukup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9" table:formula="of:=(-1*([.E21]/[.D21])*LOG([.E21]/[.D21];2))+(-1*([.F21]/[.D21])*LOG([.F21]/[.D21];2))" office:value-type="float" office:value="1" calcext:value-type="float">
            <text:p>1.0000</text:p>
          </table:table-cell>
          <table:table-cell table:style-name="ce9" table:formula="of:=[.D21]/[.$D$15]*[.G21]" office:value-type="float" office:value="0.4" calcext:value-type="float">
            <text:p>0.4000</text:p>
          </table:table-cell>
          <table:table-cell table:style-name="ce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inggi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.0000</text:p>
          </table:table-cell>
          <table:table-cell table:style-name="ce9" table:formula="of:=[.D22]/[.$D$15]*[.G22]" office:value-type="float" office:value="0" calcext:value-type="float">
            <text:p>0.0000</text:p>
          </table:table-cell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ikomotorik Sangat Baik</text:p>
          </table:table-cell>
          <table:table-cell table:style-name="ce7" office:value-type="string" calcext:value-type="string" table:number-columns-spanned="7" table:number-rows-spanned="1">
            <text:p>Tidak perlu proses karena semua psikomotorik Sangat Baik sudah “Ya”</text:p>
          </table:table-cell>
          <table:covered-table-cell table:number-columns-repeated="3"/>
          <table:covered-table-cell table:number-columns-repeated="3" table:style-name="ce1"/>
        </table:table-row>
        <table:table-row table:style-name="ro1">
          <table:table-cell/>
          <table:table-cell office:value-type="string" calcext:value-type="string">
            <text:p>Psikomotorik Baik :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-1*([.E24]/[.D24])*LOG([.E24]/[.D24];2))+(-1*([.F24]/[.D24])*LOG([.F24]/[.D24];2))" office:value-type="float" office:value="0.970950594454668" calcext:value-type="float">
            <text:p>0.9710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4" office:value-type="string" calcext:value-type="string">
            <text:p>Kognitif</text:p>
          </table:table-cell>
          <table:table-cell office:value-type="string" calcext:value-type="string">
            <text:p>Bag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[.D25]/[.$D$24]*[.G25]" office:value-type="float" office:value="0" calcext:value-type="float">
            <text:p>0.0000</text:p>
          </table:table-cell>
          <table:table-cell table:style-name="ce14" table:formula="of:=[.G24]-SUM([.H25:.H26])" office:value-type="float" office:value="0.970950594454668" calcext:value-type="float" table:number-columns-spanned="1" table:number-rows-spanned="2">
            <text:p>0.9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ngat Bag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formula="of:=[.D26]/[.$D$24]*[.G26]" office:value-type="float" office:value="0" calcext:value-type="float">
            <text:p>0.000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raujian</text:p>
          </table:table-cell>
          <table:table-cell office:value-type="string" calcext:value-type="string">
            <text:p>Renda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[.D27]/[.$D$24]*[.G27]" office:value-type="float" office:value="0" calcext:value-type="float">
            <text:p>0.0000</text:p>
          </table:table-cell>
          <table:table-cell table:style-name="ce10" table:formula="of:=[.G24]-SUM([.H27:.H29])" office:value-type="float" office:value="0.419973094021975" calcext:value-type="float" table:number-columns-spanned="1" table:number-rows-spanned="3">
            <text:p>0.4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ku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-1*([.E28]/[.D28])*LOG([.E28]/[.D28];2))+(-1*([.F28]/[.D28])*LOG([.F28]/[.D28];2))" office:value-type="float" office:value="0.91829583405449" calcext:value-type="float">
            <text:p>0.9183</text:p>
          </table:table-cell>
          <table:table-cell table:formula="of:=[.D28]/[.$D$24]*[.G28]" office:value-type="float" office:value="0.550977500432694" calcext:value-type="float">
            <text:p>0.5510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Tingg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formula="of:=[.D29]/[.$D$24]*[.G29]" office:value-type="float" office:value="0" calcext:value-type="float">
            <text:p>0.0000</text:p>
          </table:table-cell>
          <table:covered-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ognitif Sangat Bagus</text:p>
          </table:table-cell>
          <table:table-cell table:style-name="ce3" office:value-type="string" calcext:value-type="string">
            <text:p>Tidak perlu proses karena semua Kognitif Sangat Bagus sudah “Ya”</text:p>
          </table:table-cell>
          <table:table-cell table:style-name="ce3" table:number-columns-repeated="6"/>
        </table:table-row>
        <table:table-row table:style-name="ro1">
          <table:table-cell table:style-name="ce3"/>
          <table:table-cell table:style-name="ce3" office:value-type="string" calcext:value-type="string">
            <text:p>Kognitif Bagus</text:p>
          </table:table-cell>
          <table:table-cell table:style-name="ce3" office:value-type="string" calcext:value-type="string">
            <text:p>Tidak perlu proses karena semua Kognitif Bagus sudah “Tidak”</text:p>
          </table:table-cell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1:45:36.687000000</meta:creation-date>
    <dc:date>2020-11-23T16:53:55.682000000</dc:date>
    <meta:editing-duration>PT5M11S</meta:editing-duration>
    <meta:editing-cycles>1</meta:editing-cycles>
    <meta:document-statistic meta:table-count="1" meta:cell-count="190" meta:object-count="0"/>
    <meta:generator>LibreOffice/7.0.3.1$Windows_X86_64 LibreOffice_project/d7547858d014d4cf69878db179d326fc3483e082</meta:generator>
  </office:meta>
</office:document-meta>
</file>